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5bebf"/>
    </style:style>
    <style:style style:name="T2" style:family="text">
      <style:text-properties officeooo:rsid="00175d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#!/usr/bin/python<text:line-break/># This python script was provided by CPT Hitchens - CYOOC-18-002<text:line-break/>from multiprocessing import Process<text:line-break/>import subprocess</text:p>
      <text:p text:style-name="Text_20_body"><text:line-break/>def chains(ip):<text:line-break/>cmd = ['proxychains', 'nc', '-nvz', '10.25.0.' + str(ip), '20', '21', '22', '23', '80'] <text:span text:style-name="T2">#change IP range and ports</text:span><text:line-break/>p = subprocess.Popen(cmd, stdout=subprocess.PIPE, stderr=subprocess.STDOUT).communicate()[0]<text:line-break/>for line in p.split('\n'):<text:line-break/><text:tab/>if "open" in line:<text:line-break/><text:tab/>print line<text:line-break/><text:line-break/>for i in range(1, 63): <text:span text:style-name="T2">#change the ip range you want to scan</text:span><text:line-break/><text:tab/>Process(target=chains, args=(i,)).start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8:30:08.316356436</meta:creation-date>
    <dc:date>2018-12-17T08:34:19.272489404</dc:date>
    <meta:editing-duration>PT4M10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" meta:word-count="68" meta:character-count="524" meta:non-whitespace-character-count="453"/>
  </office:meta>
</office:document-meta>
</file>